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1-30" calcext:value-type="date">
            <text:p>2025-01-3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06" calcext:value-type="date">
            <text:p>2025-02-06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13" calcext:value-type="date">
            <text:p>2025-02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0" calcext:value-type="date">
            <text:p>2025-02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0" calcext:value-type="date">
            <text:p>2025-03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7" calcext:value-type="date">
            <text:p>2025-03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4" calcext:value-type="date">
            <text:p>2025-04-24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8" calcext:value-type="date">
            <text:p>2025-05-08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table:formula="of:=[.E3]" office:value-type="date" office:date-value="2025-02-06" calcext:value-type="date">
            <text:p>2025-02-06</text:p>
          </table:table-cell>
          <table:table-cell/>
          <table:table-cell office:value-type="string" calcext:value-type="string">
            <text:p>Course Project Description Released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8]-8" office:value-type="date" office:date-value="2025-03-05" calcext:value-type="date">
            <text:p>2025-03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Team Roster Submiss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7]"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1]"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5]"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Summary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Individual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Teammate Peer Evaluations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3-06" calcext:value-type="date">
            <text:p>2025-03-06</text:p>
          </table:table-cell>
          <table:table-cell/>
          <table:table-cell office:value-type="string" calcext:value-type="string">
            <text:p>No class: Baruch on Wednes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17" calcext:value-type="date">
            <text:p>2025-04-17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-1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6]-1" office:value-type="date" office:date-value="2025-02-26" calcext:value-type="date">
            <text:p>2025-02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6]" office:value-type="date" office:date-value="2025-02-27" calcext:value-type="date">
            <text:p>2025-02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6]+6" office:value-type="date" office:date-value="2025-03-05" calcext:value-type="date">
            <text:p>2025-03-05</text:p>
          </table:table-cell>
          <table:table-cell office:value-type="string" calcext:value-type="string">
            <text:p>06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6]" office:value-type="date" office:date-value="2025-02-27" calcext:value-type="date">
            <text:p>2025-02-27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9]-1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9]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9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12]-1" office:value-type="date" office:date-value="2025-04-23" calcext:value-type="date">
            <text:p>2025-04-23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12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14]-1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14]" office:value-type="date" office:date-value="2025-05-08" calcext:value-type="date">
            <text:p>2025-05-08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14]+6" office:value-type="date" office:date-value="2025-05-14" calcext:value-type="date">
            <text:p>2025-05-14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46]+6" office:value-type="date" office:date-value="2025-02-05" calcext:value-type="date">
            <text:p>2025-02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3]" office:value-type="date" office:date-value="2025-02-06" calcext:value-type="date">
            <text:p>2025-02-06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48]+6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50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[.E5]" office:value-type="date" office:date-value="2025-02-20" calcext:value-type="date">
            <text:p>2025-02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[.E52]+6" office:value-type="date" office:date-value="2025-02-26" calcext:value-type="date">
            <text:p>2025-02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[.E7]" office:value-type="date" office:date-value="2025-03-13" calcext:value-type="date">
            <text:p>2025-03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[.E54]+6" office:value-type="date" office:date-value="2025-03-19" calcext:value-type="date">
            <text:p>2025-03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[.E56]+6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[.E9]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[.E58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[.E11]" office:value-type="date" office:date-value="2025-04-10" calcext:value-type="date">
            <text:p>2025-04-1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[.E60]+6" office:value-type="date" office:date-value="2025-04-16" calcext:value-type="date">
            <text:p>2025-04-1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[.E62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[.E13]" office:value-type="date" office:date-value="2025-05-01" calcext:value-type="date">
            <text:p>2025-05-01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[.E64]+6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</table:table>
      <table:named-expressions/>
      <table:database-ranges>
        <table:database-range table:name="__Anonymous_Sheet_DB__0" table:target-range-address="key_dates.A1:key_dates.G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41:16.833280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07:41:22.318648459</dc:date>
    <meta:editing-duration>PT11M26S</meta:editing-duration>
    <meta:editing-cycles>2</meta:editing-cycles>
    <meta:generator>LibreOffice/24.8.4.2$MacOSX_AARCH64 LibreOffice_project/bb3cfa12c7b1bf994ecc5649a80400d06cd71002</meta:generator>
    <meta:document-statistic meta:table-count="1" meta:cell-count="344" meta:object-count="0"/>
  </office:meta>
</office:document-meta>
</file>